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style:font-style-asian="normal" style:font-style-complex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style:font-style-asian="normal" style:font-style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6666ff" fo:language="ru" fo:country="RU"/>
    </style:style>
    <style:style style:name="P9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1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14" style:family="paragraph" style:parent-style-name="Text_20_body">
      <style:text-properties fo:color="#6666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17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18" style:family="paragraph" style:parent-style-name="Text_20_body">
      <style:text-properties fo:color="#00cc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color="#3333ff"/>
    </style:style>
    <style:style style:name="P20" style:family="paragraph" style:parent-style-name="Text_20_body">
      <style:text-properties fo:color="#0066cc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1" style:family="paragraph" style:parent-style-name="Heading_20_2">
      <style:text-properties style:use-window-font-color="true"/>
    </style:style>
    <style:style style:name="P22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3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4" style:family="paragraph" style:parent-style-name="Text_20_body" style:list-style-name="L3">
      <style:text-properties fo:language="ru" fo:country="RU"/>
    </style:style>
    <style:style style:name="P25" style:family="paragraph" style:parent-style-name="Text_20_body" style:list-style-name="L3">
      <style:text-properties fo:language="ru" fo:country="RU" fo:background-color="#ffff00"/>
    </style:style>
    <style:style style:name="P26" style:family="paragraph" style:parent-style-name="Text_20_body" style:list-style-name="L2">
      <style:paragraph-properties fo:text-align="justify" style:justify-single-word="false" fo:background-color="#ffff00">
        <style:background-image/>
      </style:paragraph-properties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/>
    </style:style>
    <style:style style:name="T5" style:family="text">
      <style:text-properties fo:color="#0000ff" fo:language="ru" fo:country="RU"/>
    </style:style>
    <style:style style:name="T6" style:family="text">
      <style:text-properties fo:color="#0000ff" fo:language="ru" fo:country="RU" fo:font-style="normal" style:font-style-asian="normal" style:font-style-complex="normal"/>
    </style:style>
    <style:style style:name="T7" style:family="text">
      <style:text-properties fo:color="#0000ff" fo:font-style="italic" style:font-style-asian="italic" style:font-style-complex="italic"/>
    </style:style>
    <style:style style:name="T8" style:family="text">
      <style:text-properties fo:color="#0000ff" fo:font-style="normal" style:font-style-asian="normal" style:font-style-complex="normal"/>
    </style:style>
    <style:style style:name="T9" style:family="text">
      <style:text-properties fo:color="#0000ff" fo:language="en" fo:country="US"/>
    </style:style>
    <style:style style:name="T10" style:family="text">
      <style:text-properties fo:color="#0000ff" fo:language="en" fo:country="US" fo:font-style="italic" style:font-style-asian="italic" style:font-style-complex="italic"/>
    </style:style>
    <style:style style:name="T11" style:family="text">
      <style:text-properties fo:color="#0000ff" fo:language="en" fo:country="US" fo:font-weight="normal" fo:background-color="transparent" style:font-weight-asian="normal" style:font-weight-complex="normal" loext:char-shading-value="0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4" style:family="text">
      <style:text-properties style:use-window-font-color="true" fo:font-style="normal" style:font-style-asian="normal" style:font-style-complex="normal"/>
    </style:style>
    <style:style style:name="T15" style:family="text">
      <style:text-properties style:use-window-font-color="true" fo:language="en" fo:country="US" fo:font-weight="normal" style:font-weight-asian="normal" style:font-weight-complex="normal"/>
    </style:style>
    <style:style style:name="T16" style:family="text">
      <style:text-properties style:use-window-font-color="true" fo:language="en" fo:country="US" fo:font-weight="normal" fo:background-color="transparent" style:font-weight-asian="normal" style:font-weight-complex="normal" loext:char-shading-value="0"/>
    </style:style>
    <style:style style:name="T17" style:family="text">
      <style:text-properties style:use-window-font-color="true" fo:font-weight="normal" fo:background-color="transparent" style:font-weight-asian="normal" style:font-weight-complex="normal" loext:char-shading-value="0"/>
    </style:style>
    <style:style style:name="T18" style:family="text"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9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6666ff" fo:language="en" fo:country="US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color="#3399ff"/>
    </style:style>
    <style:style style:name="T22" style:family="text">
      <style:text-properties fo:color="#3333ff"/>
    </style:style>
    <style:style style:name="T23" style:family="text">
      <style:text-properties fo:color="#3333ff" fo:language="en" fo:country="US"/>
    </style:style>
    <style:style style:name="T24" style:family="text">
      <style:text-properties fo:color="#3333ff" fo:language="en" fo:country="US" fo:font-style="italic" style:font-style-asian="italic" style:font-style-complex="italic"/>
    </style:style>
    <style:style style:name="T25" style:family="text">
      <style:text-properties fo:color="#3333ff" fo:language="en" fo:country="US" fo:font-weight="normal" style:font-weight-asian="normal" style:font-weight-complex="normal"/>
    </style:style>
    <style:style style:name="T26" style:family="text">
      <style:text-properties fo:color="#3333ff" fo:language="en" fo:country="US" fo:font-weight="normal" fo:background-color="transparent" style:font-weight-asian="normal" style:font-weight-complex="normal" loext:char-shading-value="0"/>
    </style:style>
    <style:style style:name="T27" style:family="text">
      <style:text-properties fo:color="#3333ff" fo:font-weight="normal" fo:background-color="transparent" style:font-weight-asian="normal" style:font-weight-complex="normal" loext:char-shading-value="0"/>
    </style:style>
    <style:style style:name="T28" style:family="text">
      <style:text-properties fo:color="#0066ff"/>
    </style:style>
    <style:style style:name="T29" style:family="text">
      <style:text-properties fo:color="#0066ff" fo:language="en" fo:country="US" fo:font-weight="normal" fo:background-color="transparent" style:font-weight-asian="normal" style:font-weight-complex="normal" loext:char-shading-value="0"/>
    </style:style>
    <style:style style:name="T30" style:family="text">
      <style:text-properties fo:color="#00ccff"/>
    </style:style>
    <style:style style:name="T31" style:family="text">
      <style:text-properties fo:color="#0000cc" fo:language="en" fo:country="US" fo:font-weight="normal" style:font-weight-asian="normal" style:font-weight-complex="normal"/>
    </style:style>
    <style:style style:name="T32" style:family="text">
      <style:text-properties fo:color="#0066cc" fo:language="en" fo:country="US" fo:font-weight="normal" fo:background-color="transparent" style:font-weight-asian="normal" style:font-weight-complex="normal" loext:char-shading-value="0"/>
    </style:style>
    <style:style style:name="T33" style:family="text">
      <style:text-properties fo:color="#0066cc" fo:font-weight="normal" fo:background-color="transparent" style:font-weight-asian="normal" style:font-weight-complex="normal" loext:char-shading-value="0"/>
    </style:style>
    <style:style style:name="T34" style:family="text">
      <style:text-properties fo:language="uk" fo:country="UA"/>
    </style:style>
    <style:style style:name="T35" style:family="text">
      <style:text-properties fo:font-weight="normal" fo:background-color="transparent" style:font-weight-asian="normal" style:font-weight-complex="normal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траницы с красным: 2,5,<text:span text:style-name="T1">6,</text:span>7,11,21,22,26,39,83,<text:span text:style-name="T1">85,</text:span>86,100,171,187</text:p>
      <text:p text:style-name="P6">Улучшить главы: 1,2 (особенно вторую половину <text:span text:style-name="T1">2</text:span>й главы)!</text:p>
      <text:h text:style-name="Heading_20_2" text:outline-level="2">Фанфик очищен по страницу: 1<text:span text:style-name="T34">8</text:span><text:span text:style-name="T3">9</text:span></text:h>
      <text:p text:style-name="P8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5">Давать Ане фанфик по главам - чтобы записывала догадки по мере прочтения каждой главы</text:span><text:span text:style-name="T3">&gt;</text:span></text:p>
      <text:p text:style-name="Text_20_body">&lt;темы: Терра- Джексон, Кантерлот- Нофлер, Понивилль- Сеал и фан. Дэш- Roxette, Селестия -Фармер&gt;</text:p>
      <text:p text:style-name="Text_20_body"/>
      <text:h text:style-name="Heading_20_2" text:outline-level="2">Музыка</text:h>
      <text:p text:style-name="Text_20_body">1. Терра - <text:span text:style-name="T19">Electronics “Disappointed”/Gary Jules “Mad World”/Pink Floyd “Another Brick In The Wall”/</text:span><text:span text:style-name="T20">Michael Jackson “Beat It”</text:span></text:p>
      <text:p text:style-name="P9">2. Пробуждение - <text:span text:style-name="T7">Pet Shop Boys “So Hard”, </text:span><text:span text:style-name="T10">Axel F</text:span></text:p>
      <text:p text:style-name="P9">3. Норф - <text:span text:style-name="T7">Dire Straits “Coyote”</text:span></text:p>
      <text:p text:style-name="P15">4. З<text:span text:style-name="T3">аклинание Последнего Шанса. </text:span><text:span text:style-name="T8">Mike Oldfield – Tres Lunas ”To Be Free” (Radio Edit)</text:span></text:p>
      <text:p text:style-name="P16">5. <text:span text:style-name="T12">Нерадивый ученик</text:span></text:p>
      <text:p text:style-name="P15"><text:span text:style-name="T8">6. </text:span><text:span text:style-name="T14">Нерадивый ученик-2</text:span><text:span text:style-name="T8"> </text:span><text:span text:style-name="T6">-Depeche Mode — Painkiller</text:span></text:p>
      <text:p text:style-name="P10">7. Жаркий пикник &lt;<text:span text:style-name="T21">Mylene Farmer — L`Ame-Stram-Gram</text:span>&gt;<text:line-break/>8. Стыд <text:s/>- <text:span text:style-name="T22">Pet Shop Boys — A Man Could Get Arrested</text:span></text:p>
      <text:p text:style-name="P10">9. Кошмар пегасов</text:p>
      <text:p text:style-name="P10">10. (40*<text:span text:style-name="T1">ctg(Pi/4)-6)/(ln(e)-sin(0)) </text:span>- </text:p>
      <text:p text:style-name="P10"><text:span text:style-name="T28">11.</text:span>Прощание-<text:span text:style-name="T28"> Knopfler —Hill Farmers Blues </text:span><text:span text:style-name="T23">https://www.youtube.com/watch?v=Py9SDdYGFrQ</text:span><text:line-break/><text:span text:style-name="T1">12. Понивилль</text:span></text:p>
      <text:p text:style-name="P10">13. Расследование Твайлайт Спаркл - <text:span text:style-name="T4">Seal «Amazing (T</text:span><text:span text:style-name="T9">hin White Duke Remix)”, </text:span><text:span text:style-name="T30">d.notive — Talking Flight</text:span></text:p>
      <text:p text:style-name="P17">14. Знакомство с Рэйнбоу Дэш</text:p>
      <text:p text:style-name="P13">15. День сурка</text:p>
      <text:p text:style-name="P13">16. Мэйнхэттен - <text:span text:style-name="T24">ZZ Top – Gimme all your lovin, Mothley Crue – Kick Start My Heart</text:span></text:p>
      <text:p text:style-name="P13"><text:span text:style-name="T23">17. Деградация -</text:span><text:span text:style-name="T15"> </text:span><text:span text:style-name="T31">David Bowie - Lets Dance, Roxette – Queen of rain, </text:span><text:span text:style-name="T25">Metallica-Enter Sandman</text:span></text:p>
      <text:p text:style-name="P13">18. Филлидельфия - <text:span text:style-name="T25">Kiss – I Was Made For Lovin’ You, </text:span><text:bookmark text:name="eow-title"/><text:span text:style-name="T29">Haddaway - What is love </text:span></text:p>
      <text:p text:style-name="P13">19. Фейс-контроль- <text:span text:style-name="T16">&lt;</text:span><text:span text:style-name="T26">Mothley Crue – Cickstart my heart</text:span><text:span text:style-name="T16">&gt;</text:span></text:p>
      <text:p text:style-name="P13">20. Большое Откровение - <text:span text:style-name="T16">&lt;</text:span><text:span text:style-name="T26">Mission Impossible theme</text:span><text:span text:style-name="T16">&gt;</text:span></text:p>
      <text:p text:style-name="P13">21. Поединок с Луной</text:p>
      <text:p text:style-name="P13">22. Лучший Гранд Галопин Гала в истории - <text:span text:style-name="T11">Bee Gees – You Should Be dancing, INXS – Suicide blonde, </text:span><text:span text:style-name="T32">Ace Enders – million different people</text:span></text:p>
      <text:p text:style-name="P20">23. Летающий замок</text:p>
      <text:p text:style-name="P20">24. Навсегда. И всегда. <text:span text:style-name="T1">- Mylene Farmer ?</text:span></text:p>
      <text:p text:style-name="P13"><text:span text:style-name="T33">25. Осколки. - </text:span><text:span text:style-name="T26">Electric Light Orchestra – Sorrow about to fall</text:span></text:p>
      <text:p text:style-name="P13"><text:span text:style-name="T26">26. Терра. </text:span><text:span text:style-name="T27">Воскресенье</text:span><text:span text:style-name="T26">- </text:span><text:span text:style-name="T35">Bowie — Ashes to ashes</text:span><text:span text:style-name="T17">.</text:span></text:p>
      <text:p text:style-name="P13"/>
      <text:p text:style-name="P13"/>
      <text:p text:style-name="P13">Roxette - Crush On You, How Do You Do</text:p>
      <text:p text:style-name="P13"><text:soft-page-break/>Synthis — Empty Skies</text:p>
      <text:p text:style-name="P13">Blusoul — Eat Dust</text:p>
      <text:p text:style-name="P13">Cure — Apart, Love Song, Lullaby, The Big Hand, Wrong Number</text:p>
      <text:p text:style-name="P13">Theatre of Tragedy — Lorelei</text:p>
      <text:p text:style-name="P13">Therion — To Mega Therion, O Fortuna</text:p>
      <text:p text:style-name="P13">Martin Mitton — Lonely Girl</text:p>
      <text:p text:style-name="P13">A-ha — The Sun Always shines on TV</text:p>
      <text:p text:style-name="P13">Ace Enders — A Million Different People</text:p>
      <text:p text:style-name="P14">Coldplay — Do not panic, Talk</text:p>
      <text:p text:style-name="P14">Cranberries — Animal Instinct</text:p>
      <text:p text:style-name="P14">Deep Purple — Smoke On The Water</text:p>
      <text:p text:style-name="P14">Depeche Mode — Never Let Me Down Again,Master And Servants,A Question Of Time,No Good,Painkiller</text:p>
      <text:p text:style-name="P14">Dire Straits — Freeway Flyer, The Road, What Is It, You dont know youre born, Coyote</text:p>
      <text:p text:style-name="P12">Seal – Killer</text:p>
      <text:p text:style-name="P12">Blue Ouster Cult – Do Not Fear The Reaper</text:p>
      <text:p text:style-name="P12">Elvis Presley – Raised On Rock</text:p>
      <text:p text:style-name="P12">Enigma – Return To Innocence</text:p>
      <text:p text:style-name="P18">Erasure – Always, <text:span text:style-name="T12">I love to hate you</text:span></text:p>
      <text:p text:style-name="P12">Foreigner – Urgent</text:p>
      <text:p text:style-name="P12">Haddaway – What Is Love</text:p>
      <text:p text:style-name="P12">INXS – Mediate, Need You Tonight, Suicide Blonde</text:p>
      <text:p text:style-name="P12">Jarre – Chronologie, Calypso 1, Globe Trotter</text:p>
      <text:p text:style-name="P19"><text:bookmark text:name="eow-title2"/>Wintergatan - LIVE At Victoriateatern (Intro) <text:a xlink:type="simple" xlink:href="https://www.youtube.com/watch?v=GMuuLEF0a84" text:style-name="Internet_20_link" text:visited-style-name="Visited_20_Internet_20_Link">https://www.youtube.com/watch?v=GMuuLEF0a84</text:a></text:p>
      <text:p text:style-name="P19">Linkin Park — Numb</text:p>
      <text:p text:style-name="P19">Megadeth — Symphony Of Destruction</text:p>
      <text:p text:style-name="P19">Metallica — Enter Sandman</text:p>
      <text:p text:style-name="P19">Mike Oldfield — Nighshade, Outcast, Top Of The Morning, Secrets, Altered State, Weightless, Voyager</text:p>
      <text:p text:style-name="P19">Michael Jackson — This Time Around, You Rock My World</text:p>
      <text:p text:style-name="P19">Mothley Crue — Kickstart My Heart</text:p>
      <text:p text:style-name="P19">Nirvana — Come As You Are</text:p>
      <text:p text:style-name="P12"/>
      <text:p text:style-name="P12"/>
      <text:p text:style-name="P11"/>
      <text:p text:style-name="P1"><text:span text:style-name="T13">&lt;</text:span><text:span text:style-name="T18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3">&gt;</text:span></text:p>
      <text:p text:style-name="P7">&lt;<text:span text:style-name="T3"> Пони — сельские жители и не любят больших городов. </text:span>&gt;</text:p>
      <text:p text:style-name="P3">И Дэш «зачищает» болото — чем будит Кракена. Луна приказывает Дэш ударить его с максимальной силой — та делает. От Громовержца откалываются огромные куски, убивают кракена и заваливают брешь в иные миры. Агамемнон пережигает оставшееся щупальце, всё ещё держащее остатки Громовержца.&gt;</text:p>
      <text:p text:style-name="P4"><text:soft-page-break/><text:span text:style-name="T3">&lt;«Болото» на самом деле — провал, заполненный иномирной слизью</text:span>&gt;</text:p>
      <text:p text:style-name="P5"/>
      <text:p text:style-name="P6">Дэш потом дорисовывает на рисунке Анона <text:s/>корявым почерком — и подписывает: «Анон» (Анон держит пегаску за переднюю ногу) — выложить уже полный рисунок, с Аноном). </text:p>
      <text:p text:style-name="P11"/>
      <text:h text:style-name="P21" text:outline-level="2"/>
      <text:h text:style-name="Heading_20_2" text:outline-level="2">Идеи</text:h>
      <text:list xml:id="list2948443224165884326" text:style-name="L1">
        <text:list-item>
          <text:p text:style-name="P22">Книги:</text:p>
        </text:list-item>
      </text:list>
      <text:list xml:id="list1420258777302391324" text:style-name="L2">
        <text:list-item>
          <text:p text:style-name="P23">«Великие грифоны прошлого» - из канона (5<text:span text:style-name="T1">s8e)</text:span></text:p>
        </text:list-item>
        <text:list-item>
          <text:p text:style-name="P23">«Высшие заклинания в повседневном использовании: от песчинки до дворца»</text:p>
        </text:list-item>
        <text:list-item>
          <text:p text:style-name="P26">«Малоизвестные аспекты магии трансформаций»</text:p>
        </text:list-item>
        <text:list-item>
          <text:p text:style-name="P23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3">Дасти Вейфарер «Зебрианская культура, быт и фольклор»</text:p>
        </text:list-item>
        <text:list-item>
          <text:p text:style-name="P23">«Краткая история Эквестрии»</text:p>
        </text:list-item>
        <text:list-item>
          <text:p text:style-name="P23">«Шедевры архитектуры Эквестрии» с разделом о Кантерлотском Королевском Дворце</text:p>
        </text:list-item>
        <text:list-item>
          <text:p text:style-name="P23">«Великие дела и великие чары». Страница 893: …</text:p>
        </text:list-item>
        <text:list-item>
          <text:p text:style-name="P23">«<text:span text:style-name="T2">Природа Проклятий</text:span>» - обмен</text:p>
        </text:list-item>
        <text:list-item>
          <text:p text:style-name="P23"><text:span text:style-name="T2">«Магия для Чайников»</text:span> - обмен</text:p>
        </text:list-item>
        <text:list-item>
          <text:p text:style-name="P23"><text:span text:style-name="T2">«Энциклопедия Арканум»</text:span> - обмен</text:p>
        </text:list-item>
        <text:list-item>
          <text:p text:style-name="P23">«О Гейсах» - обмен</text:p>
        </text:list-item>
        <text:list-item>
          <text:p text:style-name="P23">«<text:span text:style-name="T2">Тайны Тайных Наук</text:span>» - обмен</text:p>
        </text:list-item>
        <text:list-item>
          <text:p text:style-name="P26">«Основы Заклятий» - обмен</text:p>
        </text:list-item>
        <text:list-item>
          <text:p text:style-name="P23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5255190753026952865" text:style-name="L3">
        <text:list-item>
          <text:p text:style-name="P24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4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5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4"><text:soft-page-break/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4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4">Около 820-ти лет назад будущий маг Лайтнинг Стар поступил на обучение к наставнику Тииспоту</text:p>
        </text:list-item>
        <text:list-item>
          <text:p text:style-name="P24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4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4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4">У Селестии грива и хвост развеваются и переливаются от магического шампуня</text:p>
        </text:list-item>
        <text:list-item>
          <text:p text:style-name="P24">Тело Селестии очень крепкое — может выдержать несколько тонн земли</text:p>
        </text:list-item>
        <text:list-item>
          <text:p text:style-name="P24">Дискорд намного старше принцесс, его магия сильнее ихней на голову</text:p>
        </text:list-item>
        <text:list-item>
          <text:p text:style-name="P24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4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4">Самый главный враг сестёр и Дискорда — скука</text:p>
        </text:list-item>
        <text:list-item>
          <text:p text:style-name="P24">В Эквестрии на одного жеребца приходится четыре - пять кобыл</text:p>
        </text:list-item>
        <text:list-item>
          <text:p text:style-name="P24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4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4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4">Кроме Дискорда, старше сестёр ещё старейшина драконов</text:p>
        </text:list-item>
        <text:list-item>
          <text:p text:style-name="P24">Кэйденс не прожила и 60-ти лет и является низкорожденной</text:p>
        </text:list-item>
        <text:list-item>
          <text:p text:style-name="P24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4">Народ тихо фигел от нововведений и с ещё большим ожесточением продолжал делать по-своему</text:p>
        </text:list-item>
        <text:list-item>
          <text:p text:style-name="P24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4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4">Когда пони женятся, они обмениваются ножными браслетами</text:p>
        </text:list-item>
        <text:list-item>
          <text:p text:style-name="P24">Светилами, кроме сестёр, могут управлять единороги (группы), Дискорд, Твайлайт и Старсвирл</text:p>
        </text:list-item>
        <text:list-item>
          <text:p text:style-name="P24">Королева Кризалис — правительница Зелёной Долины</text:p>
        </text:list-item>
        <text:list-item>
          <text:p text:style-name="P24">Мать Луны и Селестии — аликорн Лорен. Мать Дискорда — Алиса (пони-человек)</text:p>
        </text:list-item>
        <text:list-item>
          <text:p text:style-name="P24"><text:soft-page-break/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423cm" fo:margin-bottom="0.212cm"/>
      <style:text-properties style:font-name="Liberation Serif" fo:font-size="24pt" fo:font-weight="bold" style:font-name-asian="Noto Sans CJK SC Regular" style:font-size-asian="24pt" style:font-weight-asian="bold" style:font-name-complex="FreeSans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118cm" fo:margin-bottom="0.965cm" fo:margin-left="0.94cm" fo:margin-right="1.14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1:47.37</meta:creation-date>
    <dc:date>2017-07-20T23:25:46.43</dc:date>
    <meta:editing-duration>P11DT18H34M23S</meta:editing-duration>
    <meta:editing-cycles>394</meta:editing-cycles>
    <meta:generator>OpenOffice/4.1.1$Win32 OpenOffice.org_project/411m6$Build-9775</meta:generator>
    <dc:creator>макс </dc:creator>
    <meta:document-statistic meta:table-count="0" meta:image-count="0" meta:object-count="0" meta:page-count="5" meta:paragraph-count="115" meta:word-count="1350" meta:character-count="8653"/>
  </office:meta>
</office:document-meta>
</file>